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2a6099"/>
    </style:style>
    <style:style style:name="P1" style:family="paragraph" style:parent-style-name="Standard">
      <style:text-properties officeooo:paragraph-rsid="001caa6d"/>
    </style:style>
    <style:style style:name="P2" style:family="paragraph" style:parent-style-name="Standard">
      <style:text-properties officeooo:rsid="001caa6d" officeooo:paragraph-rsid="001caa6d"/>
    </style:style>
    <style:style style:name="P3" style:family="paragraph" style:parent-style-name="Standard">
      <style:text-properties officeooo:rsid="001d1d28" officeooo:paragraph-rsid="001d1d28"/>
    </style:style>
    <style:style style:name="P4" style:family="paragraph" style:parent-style-name="Standard" style:list-style-name="L1">
      <style:text-properties officeooo:rsid="001d1d28" officeooo:paragraph-rsid="001d1d28"/>
    </style:style>
    <style:style style:name="P5" style:family="paragraph" style:parent-style-name="Standard">
      <style:text-properties style:font-name="Liberation Serif" fo:font-weight="normal" officeooo:rsid="001d1d28" officeooo:paragraph-rsid="001d1d28" fo:background-color="transparent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e81ef" officeooo:paragraph-rsid="001e81ef" fo:background-color="transparent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fd7e9" officeooo:paragraph-rsid="001fd7e9" fo:background-color="transparent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1fd7e9" officeooo:paragraph-rsid="001fd7e9" fo:background-color="transparent" style:font-weight-asian="normal" style:font-weight-complex="normal"/>
    </style:style>
    <style:style style:name="P9" style:family="paragraph" style:parent-style-name="Standard">
      <style:text-properties officeooo:paragraph-rsid="001e81ef"/>
    </style:style>
    <style:style style:name="T1" style:family="text">
      <style:text-properties fo:color="#000000" loext:opacity="100%" style:font-name="Liberation Mono" fo:background-color="#dddddd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Mono" fo:font-weight="normal" fo:background-color="#dddddd" loext:char-shading-value="0" style:font-weight-asian="normal" style:font-weight-complex="normal"/>
    </style:style>
    <style:style style:name="T5" style:family="text">
      <style:text-properties style:font-name="Liberation Serif" fo:font-weight="normal" fo:background-color="transparent" loext:char-shading-value="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l string-based searches in CareSync Hub are case-sensitive. Users are expected to enter names using the same capitalization as stored in the system. 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Case-insensitive search was intentionally not implemented to keep the system deterministic and focused on core data-structure concepts. All searches rely on exact string matching. </text:p>
          </table:table-cell>
        </table:table-row>
      </table:table>
      <text:p text:style-name="P2"/>
      <text:p text:style-name="P3">In order to run the code, basically the main.cpp file, follow these steps:</text:p>
      <text:list text:style-name="L1">
        <text:list-item>
          <text:p text:style-name="P4">Go to the build.bat file, and compile it by running: <text:span text:style-name="T1">Ctrl + Alt + N</text:span>.<text:line-break/>This compiles the batch file, and recreates the executable file, which is named as CareSync.exe.</text:p>
        </text:list-item>
        <text:list-item>
          <text:p text:style-name="P4">Go the <text:span text:style-name="T2">Bash </text:span><text:span text:style-name="T3">terminal, and run the following command: </text:span><text:span text:style-name="T4">./CareSync.exe<text:line-break/></text:span><text:span text:style-name="T5">The output is displayed in the bash terminal itself.</text:span></text:p>
        </text:list-item>
      </text:list>
      <text:p text:style-name="P5"/>
      <text:p text:style-name="P5"/>
      <text:p text:style-name="P5">[<text:span text:style-name="T2">NOTE:</text:span>] After every code change, if you wanna run the code, then the whole above procedure needs to be followed.</text:p>
      <text:p text:style-name="P5"/>
      <text:p text:style-name="P6"/>
      <text:p text:style-name="P6"/>
      <text:p text:style-name="P6"/>
      <text:p text:style-name="P7">We are looking up the Patients by their PatientID, and Hashtables is being used as the Data Structure, enabling fast lookups.</text:p>
      <text:p text:style-name="P7">The hashtable size is defined as:</text:p>
      <text:p text:style-name="P7"/>
      <text:p text:style-name="P8">const int PATIENT_BUCKETS = 41;</text:p>
      <text:p text:style-name="P6"/>
      <text:p text:style-name="P6">Prime-sized hash tables reduce clustering and collision chains. </text:p>
      <text:p text:style-name="P7"/>
      <text:p text:style-name="P7">The hash function has been defined as the following:</text:p>
      <text:p text:style-name="P7"/>
      <text:p text:style-name="P8">unsigned int HashPatient(int patientId) {</text:p>
      <text:p text:style-name="P8"><text:s text:c="4"/>return patientId % PATIENT_BUCKETS;</text:p>
      <text:p text:style-name="P8">}</text:p>
      <text:p text:style-name="P9"/>
      <text:p text:style-name="P9">Modulo hashing balances simplicity and effectiveness for integer key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23:22:39.256272100</meta:creation-date>
    <dc:date>2025-12-17T16:12:02.499950900</dc:date>
    <meta:editing-duration>PT3H39M21S</meta:editing-duration>
    <meta:editing-cycles>4</meta:editing-cycles>
    <meta:generator>LibreOffice/25.2.7.2$Windows_X86_64 LibreOffice_project/5cbfd1ab6520636bb5f7b99185aa69bd7456825d</meta:generator>
    <meta:document-statistic meta:table-count="1" meta:image-count="0" meta:object-count="0" meta:page-count="1" meta:paragraph-count="15" meta:word-count="199" meta:character-count="1264" meta:non-whitespace-character-count="1074"/>
  </office:meta>
</office:document-meta>
</file>